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in" fo:margin-right="0in" fo:text-indent="0.5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2in" fo:margin-right="0in" fo:text-indent="0in" style:auto-text-indent="false"/>
    </style:style>
    <style:style style:name="P6" style:family="paragraph" style:parent-style-name="Standard">
      <style:paragraph-properties fo:margin-left="2.5in" fo:margin-right="0in" fo:text-indent="0in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truct Functions</text:span></text:p>
      <text:p text:style-name="P1"/>
      <text:p text:style-name="Standard">FAT:</text:p>
      <text:p text:style-name="P3">struct FAT create_FAT()</text:p>
      <text:p text:style-name="P3">void add_to_FAT(unsigned int block_count, HashMap new_blocks)</text:p>
      <text:p text:style-name="P3">void remove_from_FAT(unsigned in block_count, HashMap blocks_to_remove)</text:p>
      <text:p text:style-name="P3">void destroy_FAT(struct FAT *fat)</text:p>
      <text:p text:style-name="P3"/>
      <text:p text:style-name="P4">Entry:</text:p>
      <text:p text:style-name="P4"><text:tab/>struct Entry create_entry(char filename[128], char file_extension[32], char directory,</text:p>
      <text:p text:style-name="P5">unsigned int starting_byte, unsigned int size, unsigned int offset)</text:p>
      <text:p text:style-name="P4"><text:tab/>void modify_entry(struct Entry *entry, struct Block *block, char data[512])</text:p>
      <text:p text:style-name="P4"><text:tab/>void destroy_entry(struct Entry *entry)</text:p>
      <text:p text:style-name="P4"/>
      <text:p text:style-name="P4">Block:</text:p>
      <text:p text:style-name="P4"><text:tab/>struct Block create_block(unsigned int next_block, char data[512])</text:p>
      <text:p text:style-name="P4"><text:tab/>void modify_block(struct Block *block, char data[512])</text:p>
      <text:p text:style-name="P4"><text:tab/>void destroy_block(struct Block *block)</text:p>
      <text:p text:style-name="P4"/>
      <text:p text:style-name="P4">DirectoryList:</text:p>
      <text:p text:style-name="P4"><text:tab/>struct DirectoryList create_directorylist()</text:p>
      <text:p text:style-name="P4"><text:tab/>void add_directory(struct DirectoryList *DList, struct Entry *entry)</text:p>
      <text:p text:style-name="P4"><text:tab/>void remove_directory(struct DirectoryList *DList, struct Entry *entry)</text:p>
      <text:p text:style-name="P4"><text:tab/>void destroy_directorylist(struct DirectoryList *DList)</text:p>
      <text:p text:style-name="P4"/>
      <text:p text:style-name="P4"><text:soft-page-break/>BootSector:</text:p>
      <text:p text:style-name="P4"><text:tab/>struct BootSector create_bootsector(unsigned int block_size, unsigned int</text:p>
      <text:p text:style-name="P6">reserved_blocks_count, unsigned int total_blocks</text:p>
      <text:p text:style-name="P6">unsigned int filename_size, unsigned int</text:p>
      <text:p text:style-name="P6">file_extension_size, char disk_name[128])</text:p>
      <text:p text:style-name="P4"><text:tab/>unsigned int get_block_size()</text:p>
      <text:p text:style-name="P3">unsigned int get_reserved_block_count()</text:p>
      <text:p text:style-name="P3">unsigned int get_total_blocks()</text:p>
      <text:p text:style-name="P3">unsigned int get_filename_size()</text:p>
      <text:p text:style-name="P3">unsigned int get_file_extension_size()</text:p>
      <text:p text:style-name="P3">char *get_disk_name()</text:p>
      <text:p text:style-name="P4"><text:tab/>void destroy_bootsector(struct BootSector *BSecto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hristopher Richard Bilger</text:p>
        <text:p text:style-name="MP1">CIS 3207 - Professor Kwatn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4" meta:word-count="142" meta:character-count="1417" meta:non-whitespace-character-count="1296"/>
    <meta:generator>LibreOfficeDev/6.0.5.2$Linux_X86_64 LibreOffice_project/</meta:generator>
  </office:meta>
</office:document-meta>
</file>